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9mm" svg:height="90.09mm" svg:x="209.16mm" svg:y="2.48mm">
            <loext:p draw:notify-on-update-of-ranges="Sheet1.B2:Sheet1.B2 Sheet1.B3:Sheet1.B7 Sheet1.C2:Sheet1.C2 Sheet1.C3:Sheet1.C7 Sheet1.B2:Sheet1.B2 Sheet1.B3:Sheet1.B7 Sheet1.D2:Sheet1.D2 Sheet1.D3:Sheet1.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9mm" svg:height="90.09mm" svg:x="15.28mm" svg:y="98.9mm">
            <loext:p draw:notify-on-update-of-ranges="Sheet1.B15:Sheet1.B15 Sheet1.B16:Sheet1.B20 Sheet1.C15:Sheet1.C15 Sheet1.C16:Sheet1.C20 Sheet1.B15:Sheet1.B15 Sheet1.B16:Sheet1.B20 Sheet1.D15:Sheet1.D15 Sheet1.D16:Sheet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ush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Threads</text:p>
          </table:table-cell>
          <table:table-cell table:style-name="ce1" office:value-type="string" calcext:value-type="string">
            <text:p>Lock-Based(ms)</text:p>
          </table:table-cell>
          <table:table-cell office:value-type="string" calcext:value-type="string">
            <text:p>CAS-Based(ms)</text:p>
          </table:table-cell>
          <table:table-cell/>
          <table:table-cell office:value-type="string" calcext:value-type="string">
            <text:p>Lbinit</text:p>
          </table:table-cell>
          <table:table-cell office:value-type="string" calcext:value-type="string">
            <text:p>Lbend</text:p>
          </table:table-cell>
          <table:table-cell office:value-type="string" calcext:value-type="string">
            <text:p>CASinit</text:p>
          </table:table-cell>
          <table:table-cell office:value-type="string" calcext:value-type="string">
            <text:p>CASe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G3]-[.F3])/1000000" office:value-type="float" office:value="1.481306" calcext:value-type="float">
            <text:p>1.481306</text:p>
          </table:table-cell>
          <table:table-cell table:formula="of:=([.I3]-[.H3])/1000000" office:value-type="float" office:value="1.102617" calcext:value-type="float">
            <text:p>1.102617</text:p>
          </table:table-cell>
          <table:table-cell/>
          <table:table-cell office:value-type="float" office:value="687385129" calcext:value-type="float">
            <text:p>687385129</text:p>
          </table:table-cell>
          <table:table-cell office:value-type="float" office:value="688866435" calcext:value-type="float">
            <text:p>688866435</text:p>
          </table:table-cell>
          <table:table-cell office:value-type="float" office:value="803677674" calcext:value-type="float">
            <text:p>803677674</text:p>
          </table:table-cell>
          <table:table-cell office:value-type="float" office:value="804780291" calcext:value-type="float">
            <text:p>8047802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G4]-[.F4])/1000000" office:value-type="float" office:value="1.765638" calcext:value-type="float">
            <text:p>1.765638</text:p>
          </table:table-cell>
          <table:table-cell table:formula="of:=([.I4]-[.H4])/1000000" office:value-type="float" office:value="1.047091" calcext:value-type="float">
            <text:p>1.047091</text:p>
          </table:table-cell>
          <table:table-cell/>
          <table:table-cell office:value-type="float" office:value="903689226" calcext:value-type="float">
            <text:p>903689226</text:p>
          </table:table-cell>
          <table:table-cell office:value-type="float" office:value="905454864" calcext:value-type="float">
            <text:p>905454864</text:p>
          </table:table-cell>
          <table:table-cell office:value-type="float" office:value="934106508" calcext:value-type="float">
            <text:p>934106508</text:p>
          </table:table-cell>
          <table:table-cell office:value-type="float" office:value="935153599" calcext:value-type="float">
            <text:p>93515359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G5]-[.F5])/1000000" office:value-type="float" office:value="1.922367" calcext:value-type="float">
            <text:p>1.922367</text:p>
          </table:table-cell>
          <table:table-cell table:formula="of:=([.I5]-[.H5])/1000000" office:value-type="float" office:value="1.986484" calcext:value-type="float">
            <text:p>1.986484</text:p>
          </table:table-cell>
          <table:table-cell/>
          <table:table-cell office:value-type="float" office:value="368190653" calcext:value-type="float">
            <text:p>368190653</text:p>
          </table:table-cell>
          <table:table-cell office:value-type="float" office:value="370113020" calcext:value-type="float">
            <text:p>370113020</text:p>
          </table:table-cell>
          <table:table-cell office:value-type="float" office:value="495784192" calcext:value-type="float">
            <text:p>495784192</text:p>
          </table:table-cell>
          <table:table-cell office:value-type="float" office:value="497770676" calcext:value-type="float">
            <text:p>4977706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G6]-[.F6])/1000000" office:value-type="float" office:value="1.991582" calcext:value-type="float">
            <text:p>1.991582</text:p>
          </table:table-cell>
          <table:table-cell table:formula="of:=([.I6]-[.H6])/1000000" office:value-type="float" office:value="2.052066" calcext:value-type="float">
            <text:p>2.052066</text:p>
          </table:table-cell>
          <table:table-cell/>
          <table:table-cell office:value-type="float" office:value="250645563" calcext:value-type="float">
            <text:p>250645563</text:p>
          </table:table-cell>
          <table:table-cell office:value-type="float" office:value="252637145" calcext:value-type="float">
            <text:p>252637145</text:p>
          </table:table-cell>
          <table:table-cell office:value-type="float" office:value="875180248" calcext:value-type="float">
            <text:p>875180248</text:p>
          </table:table-cell>
          <table:table-cell office:value-type="float" office:value="877232314" calcext:value-type="float">
            <text:p>8772323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G7]-[.F7])/1000000" office:value-type="float" office:value="1.995562" calcext:value-type="float">
            <text:p>1.995562</text:p>
          </table:table-cell>
          <table:table-cell table:formula="of:=([.I7]-[.H7])/1000000" office:value-type="float" office:value="2.007926" calcext:value-type="float">
            <text:p>2.007926</text:p>
          </table:table-cell>
          <table:table-cell/>
          <table:table-cell office:value-type="float" office:value="889821002" calcext:value-type="float">
            <text:p>889821002</text:p>
          </table:table-cell>
          <table:table-cell office:value-type="float" office:value="891816564" calcext:value-type="float">
            <text:p>891816564</text:p>
          </table:table-cell>
          <table:table-cell office:value-type="float" office:value="836084683" calcext:value-type="float">
            <text:p>836084683</text:p>
          </table:table-cell>
          <table:table-cell office:value-type="float" office:value="838092609" calcext:value-type="float">
            <text:p>838092609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Threads</text:p>
          </table:table-cell>
          <table:table-cell table:style-name="ce1" office:value-type="string" calcext:value-type="string">
            <text:p>Lock-Based(ms)</text:p>
          </table:table-cell>
          <table:table-cell office:value-type="string" calcext:value-type="string">
            <text:p>CAS-Based</text:p>
          </table:table-cell>
          <table:table-cell/>
          <table:table-cell office:value-type="string" calcext:value-type="string">
            <text:p>Lbinit</text:p>
          </table:table-cell>
          <table:table-cell office:value-type="string" calcext:value-type="string">
            <text:p>Lbend</text:p>
          </table:table-cell>
          <table:table-cell office:value-type="string" calcext:value-type="string">
            <text:p>CASinit</text:p>
          </table:table-cell>
          <table:table-cell office:value-type="string" calcext:value-type="string">
            <text:p>CASend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G16]-[.F16])/1000000" office:value-type="float" office:value="0.902445" calcext:value-type="float">
            <text:p>0.902445</text:p>
          </table:table-cell>
          <table:table-cell table:formula="of:=([.I16]-[.H16])/1000000" office:value-type="float" office:value="2.382495" calcext:value-type="float">
            <text:p>2.382495</text:p>
          </table:table-cell>
          <table:table-cell/>
          <table:table-cell office:value-type="float" office:value="895272610" calcext:value-type="float">
            <text:p>895272610</text:p>
          </table:table-cell>
          <table:table-cell office:value-type="float" office:value="896175055" calcext:value-type="float">
            <text:p>896175055</text:p>
          </table:table-cell>
          <table:table-cell office:value-type="float" office:value="590925914" calcext:value-type="float">
            <text:p>590925914</text:p>
          </table:table-cell>
          <table:table-cell office:value-type="float" office:value="593308409" calcext:value-type="float">
            <text:p>5933084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G17]-[.F17])/1000000" office:value-type="float" office:value="1.820885" calcext:value-type="float">
            <text:p>1.820885</text:p>
          </table:table-cell>
          <table:table-cell table:formula="of:=([.I17]-[.H17])/1000000" office:value-type="float" office:value="1.953867" calcext:value-type="float">
            <text:p>1.953867</text:p>
          </table:table-cell>
          <table:table-cell/>
          <table:table-cell office:value-type="float" office:value="202296650" calcext:value-type="float">
            <text:p>202296650</text:p>
          </table:table-cell>
          <table:table-cell office:value-type="float" office:value="204117535" calcext:value-type="float">
            <text:p>204117535</text:p>
          </table:table-cell>
          <table:table-cell office:value-type="float" office:value="169123420" calcext:value-type="float">
            <text:p>169123420</text:p>
          </table:table-cell>
          <table:table-cell office:value-type="float" office:value="171077287" calcext:value-type="float">
            <text:p>1710772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G18]-[.F18])/1000000" office:value-type="float" office:value="1.949397" calcext:value-type="float">
            <text:p>1.949397</text:p>
          </table:table-cell>
          <table:table-cell table:formula="of:=([.I18]-[.H18])/1000000" office:value-type="float" office:value="1.728972" calcext:value-type="float">
            <text:p>1.728972</text:p>
          </table:table-cell>
          <table:table-cell/>
          <table:table-cell office:value-type="float" office:value="9453348" calcext:value-type="float">
            <text:p>9453348</text:p>
          </table:table-cell>
          <table:table-cell office:value-type="float" office:value="11402745" calcext:value-type="float">
            <text:p>11402745</text:p>
          </table:table-cell>
          <table:table-cell office:value-type="float" office:value="634407548" calcext:value-type="float">
            <text:p>634407548</text:p>
          </table:table-cell>
          <table:table-cell office:value-type="float" office:value="636136520" calcext:value-type="float">
            <text:p>63613652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G19]-[.F19])/1000000" office:value-type="float" office:value="2.122049" calcext:value-type="float">
            <text:p>2.122049</text:p>
          </table:table-cell>
          <table:table-cell table:formula="of:=([.I19]-[.H19])/1000000" office:value-type="float" office:value="2.262086" calcext:value-type="float">
            <text:p>2.262086</text:p>
          </table:table-cell>
          <table:table-cell/>
          <table:table-cell office:value-type="float" office:value="506613315" calcext:value-type="float">
            <text:p>506613315</text:p>
          </table:table-cell>
          <table:table-cell office:value-type="float" office:value="508735364" calcext:value-type="float">
            <text:p>508735364</text:p>
          </table:table-cell>
          <table:table-cell office:value-type="float" office:value="604972487" calcext:value-type="float">
            <text:p>604972487</text:p>
          </table:table-cell>
          <table:table-cell office:value-type="float" office:value="607234573" calcext:value-type="float">
            <text:p>6072345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G20]-[.F20])/1000000" office:value-type="float" office:value="2.376419" calcext:value-type="float">
            <text:p>2.376419</text:p>
          </table:table-cell>
          <table:table-cell table:formula="of:=([.I20]-[.H20])/1000000" office:value-type="float" office:value="2.434389" calcext:value-type="float">
            <text:p>2.434389</text:p>
          </table:table-cell>
          <table:table-cell/>
          <table:table-cell office:value-type="float" office:value="110176529" calcext:value-type="float">
            <text:p>110176529</text:p>
          </table:table-cell>
          <table:table-cell office:value-type="float" office:value="112552948" calcext:value-type="float">
            <text:p>112552948</text:p>
          </table:table-cell>
          <table:table-cell office:value-type="float" office:value="268802702" calcext:value-type="float">
            <text:p>268802702</text:p>
          </table:table-cell>
          <table:table-cell office:value-type="float" office:value="271237091" calcext:value-type="float">
            <text:p>27123709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889907119" calcext:value-type="float">
            <text:p>889907119</text:p>
          </table:table-cell>
          <table:table-cell office:value-type="float" office:value="891433893" calcext:value-type="float">
            <text:p>891433893</text:p>
          </table:table-cell>
          <table:table-cell/>
          <table:table-cell table:formula="of:=([.C4]-[.B4])/1000000" office:value-type="float" office:value="1.526774" calcext:value-type="float">
            <text:p>1.526774</text:p>
          </table:table-cell>
        </table:table-row>
        <table:table-row table:style-name="ro1">
          <table:table-cell/>
          <table:table-cell office:value-type="float" office:value="889930726" calcext:value-type="float">
            <text:p>889930726</text:p>
          </table:table-cell>
          <table:table-cell office:value-type="float" office:value="891622191" calcext:value-type="float">
            <text:p>891622191</text:p>
          </table:table-cell>
          <table:table-cell/>
          <table:table-cell table:formula="of:=([.C5]-[.B5])/1000000" office:value-type="float" office:value="1.691465" calcext:value-type="float">
            <text:p>1.691465</text:p>
          </table:table-cell>
        </table:table-row>
        <table:table-row table:style-name="ro1">
          <table:table-cell/>
          <table:table-cell office:value-type="float" office:value="889940783" calcext:value-type="float">
            <text:p>889940783</text:p>
          </table:table-cell>
          <table:table-cell office:value-type="float" office:value="891470002" calcext:value-type="float">
            <text:p>891470002</text:p>
          </table:table-cell>
          <table:table-cell/>
          <table:table-cell table:formula="of:=([.C6]-[.B6])/1000000" office:value-type="float" office:value="1.529219" calcext:value-type="float">
            <text:p>1.529219</text:p>
          </table:table-cell>
        </table:table-row>
        <table:table-row table:style-name="ro1">
          <table:table-cell/>
          <table:table-cell office:value-type="float" office:value="890099886" calcext:value-type="float">
            <text:p>890099886</text:p>
          </table:table-cell>
          <table:table-cell office:value-type="float" office:value="891577770" calcext:value-type="float">
            <text:p>891577770</text:p>
          </table:table-cell>
          <table:table-cell/>
          <table:table-cell table:formula="of:=([.C7]-[.B7])/1000000" office:value-type="float" office:value="1.477884" calcext:value-type="float">
            <text:p>1.477884</text:p>
          </table:table-cell>
        </table:table-row>
        <table:table-row table:style-name="ro1">
          <table:table-cell/>
          <table:table-cell office:value-type="float" office:value="890479834" calcext:value-type="float">
            <text:p>890479834</text:p>
          </table:table-cell>
          <table:table-cell office:value-type="float" office:value="891755452" calcext:value-type="float">
            <text:p>891755452</text:p>
          </table:table-cell>
          <table:table-cell/>
          <table:table-cell table:formula="of:=([.C8]-[.B8])/1000000" office:value-type="float" office:value="1.275618" calcext:value-type="float">
            <text:p>1.275618</text:p>
          </table:table-cell>
        </table:table-row>
        <table:table-row table:style-name="ro1">
          <table:table-cell/>
          <table:table-cell office:value-type="float" office:value="890532635" calcext:value-type="float">
            <text:p>890532635</text:p>
          </table:table-cell>
          <table:table-cell office:value-type="float" office:value="891713196" calcext:value-type="float">
            <text:p>891713196</text:p>
          </table:table-cell>
          <table:table-cell/>
          <table:table-cell table:formula="of:=([.C9]-[.B9])/1000000" office:value-type="float" office:value="1.180561" calcext:value-type="float">
            <text:p>1.180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2:18:10.421435066</meta:creation-date>
    <meta:generator>LibreOffice/5.0.3.2$Linux_X86_64 LibreOffice_project/00m0$Build-2</meta:generator>
    <dc:date>2017-11-22T13:02:11.245084599</dc:date>
    <meta:editing-duration>PT12M12S</meta:editing-duration>
    <meta:editing-cycles>2</meta:editing-cycles>
    <meta:document-statistic meta:table-count="2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legend chart:legend-position="end" svg:x="12.132cm" svg:y="3.957cm" style:legend-expansion="high" chart:style-name="ch2"/>
        <chart:plot-area chart:style-name="ch3" table:cell-range-address="Sheet1.B2:Sheet1.D7" chart:data-source-has-labels="row" svg:x="0.319cm" svg:y="0.18cm" svg:width="11.494cm" svg:height="8.65cm">
          <chartooo:coordinate-region svg:x="1.046cm" svg:y="0.379cm" svg:width="10.52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7" chart:label-cell-address="Sheet1.C2:Sheet1.C2" chart:class="chart:scatter">
            <chart:domain table:cell-range-address="Sheet1.B3:Sheet1.B7"/>
            <chart:data-point chart:repeated="5"/>
          </chart:series>
          <chart:series chart:style-name="ch7" chart:values-cell-range-address="Sheet1.D3:Sheet1.D7" chart:label-cell-address="Sheet1.D2:Sheet1.D2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k-Based(ms)</text:p>
                <draw:g>
                  <svg:desc>Sheet1.C2:Sheet1.C2</svg:desc>
                </draw:g>
              </table:table-cell>
              <table:table-cell office:value-type="string">
                <text:p>CAS-Based(ms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7</svg:desc>
                </draw:g>
              </table:table-cell>
              <table:table-cell office:value-type="float" office:value="1.481306">
                <text:p>1.481306</text:p>
                <draw:g>
                  <svg:desc>Sheet1.C3:Sheet1.C7</svg:desc>
                </draw:g>
              </table:table-cell>
              <table:table-cell office:value-type="float" office:value="1.102617">
                <text:p>1.102617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765638">
                <text:p>1.765638</text:p>
              </table:table-cell>
              <table:table-cell office:value-type="float" office:value="1.047091">
                <text:p>1.047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22367">
                <text:p>1.922367</text:p>
              </table:table-cell>
              <table:table-cell office:value-type="float" office:value="1.986484">
                <text:p>1.986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991582">
                <text:p>1.991582</text:p>
              </table:table-cell>
              <table:table-cell office:value-type="float" office:value="2.052066">
                <text:p>2.052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995562">
                <text:p>1.995562</text:p>
              </table:table-cell>
              <table:table-cell office:value-type="float" office:value="2.007926">
                <text:p>2.007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1cm" xlink:href=".." xlink:type="simple" chart:class="chart:scatter" chart:style-name="ch1">
        <chart:legend chart:legend-position="end" svg:x="12.132cm" svg:y="3.957cm" style:legend-expansion="high" chart:style-name="ch2"/>
        <chart:plot-area chart:style-name="ch3" table:cell-range-address="Sheet1.B15:Sheet1.D20" chart:data-source-has-labels="row" svg:x="0.319cm" svg:y="0.18cm" svg:width="11.494cm" svg:height="8.65cm">
          <chartooo:coordinate-region svg:x="1.046cm" svg:y="0.379cm" svg:width="10.527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6:Sheet1.C20" chart:label-cell-address="Sheet1.C15:Sheet1.C15" chart:class="chart:scatter">
            <chart:domain table:cell-range-address="Sheet1.B16:Sheet1.B20"/>
            <chart:data-point chart:repeated="5"/>
          </chart:series>
          <chart:series chart:style-name="ch7" chart:values-cell-range-address="Sheet1.D16:Sheet1.D20" chart:label-cell-address="Sheet1.D15:Sheet1.D15" chart:class="chart:scatte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k-Based(ms)</text:p>
                <draw:g>
                  <svg:desc>Sheet1.C15:Sheet1.C15</svg:desc>
                </draw:g>
              </table:table-cell>
              <table:table-cell office:value-type="string">
                <text:p>CAS-Based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16:Sheet1.B20</svg:desc>
                </draw:g>
              </table:table-cell>
              <table:table-cell office:value-type="float" office:value="0.902445">
                <text:p>0.902445</text:p>
                <draw:g>
                  <svg:desc>Sheet1.C16:Sheet1.C20</svg:desc>
                </draw:g>
              </table:table-cell>
              <table:table-cell office:value-type="float" office:value="2.382495">
                <text:p>2.382495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820885">
                <text:p>1.820885</text:p>
              </table:table-cell>
              <table:table-cell office:value-type="float" office:value="1.953867">
                <text:p>1.953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949397">
                <text:p>1.949397</text:p>
              </table:table-cell>
              <table:table-cell office:value-type="float" office:value="1.728972">
                <text:p>1.7289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122049">
                <text:p>2.122049</text:p>
              </table:table-cell>
              <table:table-cell office:value-type="float" office:value="2.262086">
                <text:p>2.262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376419">
                <text:p>2.376419</text:p>
              </table:table-cell>
              <table:table-cell office:value-type="float" office:value="2.434389">
                <text:p>2.434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